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0c2cd"/>
      <style:paragraph-properties fo:background-color="#e0c2cd"/>
      <style:text-properties officeooo:rsid="0002c0e8" officeooo:paragraph-rsid="0002c0e8"/>
    </style:style>
    <style:style style:name="P2" style:family="paragraph" style:parent-style-name="_30_0Background">
      <loext:graphic-properties draw:fill="solid" draw:fill-color="#e0c2cd"/>
      <style:paragraph-properties fo:background-color="#e0c2cd"/>
    </style:style>
    <style:style style:name="P3" style:family="paragraph" style:parent-style-name="_30_0Background" style:list-style-name="L1">
      <style:text-properties officeooo:paragraph-rsid="00050422"/>
    </style:style>
    <style:style style:name="T1" style:family="text">
      <style:text-properties officeooo:rsid="0002c0e8"/>
    </style:style>
    <style:style style:name="T2" style:family="text">
      <style:text-properties officeooo:rsid="000504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to .doc messes up background of paragraph style.</text:p>
      <text:p text:style-name="P2">-<text:span text:style-name="T1">00Background pargraph style: Area color gets converted to an un-editable CharShadowFormat property instead of ParaBackColor?</text:span></text:p>
      <text:list xml:id="list2711527593" text:style-name="L1">
        <text:list-item>
          <text:p text:style-name="P3"><text:span text:style-name="T2">And can you easily clear directly applied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_30_0Background" style:display-name="00Background" style:family="paragraph" style:parent-style-name="Standard">
      <loext:graphic-properties draw:fill="solid" draw:fill-color="#dedce6"/>
      <style:paragraph-properties fo:background-color="#dedce6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5:35.832241229</meta:creation-date>
    <dc:date>2018-12-25T22:14:31.691702977</dc:date>
    <meta:editing-duration>PT4M51S</meta:editing-duration>
    <meta:editing-cycles>4</meta:editing-cycles>
    <meta:generator>LibreOfficeDev/6.3.0.0.alpha0$Linux_X86_64 LibreOffice_project/572647764f334b3d995bfb83729824eda8841dc0</meta:generator>
    <meta:document-statistic meta:table-count="0" meta:image-count="0" meta:object-count="0" meta:page-count="1" meta:paragraph-count="3" meta:word-count="32" meta:character-count="223" meta:non-whitespace-character-count="195"/>
  </office:meta>
</office:document-meta>
</file>